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112cm" svg:height="1.27cm" svg:x="6.35cm" svg:y="2.032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072cm" svg:y1="0.716cm" svg:x2="17.85cm" svg:y2="0.716cm">
          <text:p/>
        </draw:line>
        <draw:custom-shape draw:style-name="gr2" draw:text-style-name="P1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2" draw:layer="layout" svg:x1="0.254cm" svg:y1="1.316cm" svg:x2="27.686cm" svg:y2="1.37cm">
          <text:p/>
        </draw:line>
        <draw:custom-shape draw:style-name="gr6" draw:text-style-name="P1" draw:layer="layout" svg:width="4.064cm" svg:height="0.762cm" svg:x="0.253cm" svg:y="2.032cm">
          <text:p text:style-name="P1"><text:span text:style-name="T2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064cm" svg:height="0.762cm" svg:x="0.254cm" svg:y="2.933cm">
          <text:p text:style-name="P1"><text:span text:style-name="T2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064cm" svg:height="0.762cm" svg:x="0.254cm" svg:y="3.833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0.508cm" svg:height="2.54cm" svg:x="4.572cm" svg:y="2.032cm">
          <text:p/>
          <draw:enhanced-geometry svg:viewBox="0 0 21600 21600" draw:glue-points="0 0 0 21600 21600 10800" draw:text-areas="0 ?f9 7800 ?f10" draw:type="right-brace" draw:modifiers="1800 4318.2998819362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2" draw:layer="layout" svg:x1="5.08cm" svg:y1="2.54cm" svg:x2="7.366cm" svg:y2="2.54cm">
          <text:p/>
        </draw:line>
        <draw:line draw:style-name="gr3" draw:text-style-name="P2" draw:layer="layout" svg:x1="5.842cm" svg:y1="2.54cm" svg:x2="5.842cm" svg:y2="5.842cm">
          <text:p/>
        </draw:line>
        <draw:custom-shape draw:style-name="gr8" draw:text-style-name="P1" draw:layer="layout" svg:width="4.064cm" svg:height="1.524cm" svg:x="3.786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88cm" svg:height="0.997cm" svg:x="2.9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5.842cm" svg:y1="7.366cm" svg:x2="5.842cm" svg:y2="8.382cm">
          <text:p/>
        </draw:line>
        <draw:custom-shape draw:style-name="gr9" draw:text-style-name="P1" draw:layer="layout" svg:width="3.048cm" svg:height="0.762cm" svg:x="1.57cm" svg:y="10.922cm">
          <text:p text:style-name="P1"><text:span text:style-name="T2">Diagnostics.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56cm" svg:height="0.762cm" svg:x="1.116cm" svg:y="12.754cm">
          <text:p text:style-name="P1"><text:span text:style-name="T2">diag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4.318cm" svg:height="0.762cm" svg:x="1.408cm" svg:y="14.532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0.762cm" svg:x="2.424cm" svg:y="16.764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5.334cm" svg:y1="9.415cm" svg:x2="3.048cm" svg:y2="10.922cm">
          <text:p/>
        </draw:line>
        <draw:line draw:style-name="gr3" draw:text-style-name="P2" draw:layer="layout" svg:x1="3.04cm" svg:y1="11.684cm" svg:x2="3.04cm" svg:y2="12.7cm">
          <text:p/>
        </draw:line>
        <draw:line draw:style-name="gr3" draw:text-style-name="P2" draw:layer="layout" svg:x1="2.94cm" svg:y1="13.471cm" svg:x2="2.94cm" svg:y2="14.487cm">
          <text:p/>
        </draw:line>
        <draw:line draw:style-name="gr3" draw:text-style-name="P2" draw:layer="layout" svg:x1="1.662cm" svg:y1="18.288cm" svg:x2="2.932cm" svg:y2="18.288cm">
          <text:p/>
        </draw:line>
        <draw:line draw:style-name="gr5" draw:text-style-name="P2" draw:layer="layout" svg:x1="1.662cm" svg:y1="15.294cm" svg:x2="1.662cm" svg:y2="18.288cm">
          <text:p/>
        </draw:line>
        <draw:custom-shape draw:style-name="gr10" draw:text-style-name="P1" draw:layer="layout" svg:width="5.588cm" svg:height="0.762cm" svg:x="2.425cm" svg:y="15.865cm">
          <text:p text:style-name="P1"><text:span text:style-name="T2">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6.348cm" svg:height="0.762cm" svg:x="2.426cm" svg:y="17.766cm">
          <text:p text:style-name="P1"><text:span text:style-name="T2">diag_htmlfiles.tar.gz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.649cm" svg:y1="17.188cm" svg:x2="2.919cm" svg:y2="17.188cm">
          <text:p/>
        </draw:line>
        <draw:line draw:style-name="gr3" draw:text-style-name="P2" draw:layer="layout" svg:x1="1.649cm" svg:y1="16.288cm" svg:x2="2.919cm" svg:y2="16.288cm">
          <text:p/>
        </draw:line>
        <draw:line draw:style-name="gr3" draw:text-style-name="P2" draw:layer="layout" svg:x1="4.064cm" svg:y1="13.208cm" svg:x2="6.096cm" svg:y2="13.208cm">
          <text:p/>
        </draw:line>
        <draw:custom-shape draw:style-name="gr1" draw:text-style-name="P1" draw:layer="layout" svg:width="3.048cm" svg:height="0.762cm" svg:x="6.042cm" svg:y="12.854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762cm" svg:x="7.166cm" svg:y="10.568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0.762cm" svg:x="7.066cm" svg:y="11.684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6.604cm" svg:y1="10.922cm" svg:x2="6.604cm" svg:y2="12.854cm">
          <text:p/>
        </draw:line>
        <draw:line draw:style-name="gr3" draw:text-style-name="P2" draw:layer="layout" svg:x1="6.604cm" svg:y1="10.922cm" svg:x2="7.874cm" svg:y2="10.922cm">
          <text:p/>
        </draw:line>
        <draw:line draw:style-name="gr3" draw:text-style-name="P2" draw:layer="layout" svg:x1="6.591cm" svg:y1="12.022cm" svg:x2="7.861cm" svg:y2="12.022cm">
          <text:p/>
        </draw:line>
        <draw:custom-shape draw:style-name="gr11" draw:text-style-name="P1" draw:layer="layout" svg:width="5.093cm" svg:height="1.524cm" svg:x="9.131cm" svg:y="6.35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414cm" svg:y1="10.568cm" svg:x2="10.414cm" svg:y2="7.874cm">
          <text:p/>
        </draw:line>
        <draw:line draw:style-name="gr5" draw:text-style-name="P2" draw:layer="layout" svg:x1="7.874cm" svg:y1="8.89cm" svg:x2="10.414cm" svg:y2="8.89cm">
          <text:p/>
        </draw:line>
        <draw:custom-shape draw:style-name="gr11" draw:text-style-name="P1" draw:layer="layout" svg:width="5.588cm" svg:height="0.997cm" svg:x="9.144cm" svg:y="4.3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684cm" svg:y1="6.35cm" svg:x2="11.684cm" svg:y2="5.334cm">
          <text:p/>
        </draw:line>
        <draw:line draw:style-name="gr5" draw:text-style-name="P2" draw:layer="layout" svg:x1="13.97cm" svg:y1="2.794cm" svg:x2="13.97cm" svg:y2="4.337cm">
          <text:p/>
        </draw:line>
        <draw:line draw:style-name="gr3" draw:text-style-name="P2" draw:layer="layout" svg:x1="13.97cm" svg:y1="2.794cm" svg:x2="15.748cm" svg:y2="2.794cm">
          <text:p/>
        </draw:line>
        <draw:custom-shape draw:style-name="gr12" draw:text-style-name="P1" draw:layer="layout" svg:width="4.318cm" svg:height="0.762cm" svg:x="15.186cm" svg:y="2.4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7.526cm" svg:y1="3.202cm" svg:x2="17.526cm" svg:y2="4.318cm">
          <text:p/>
        </draw:line>
        <draw:custom-shape draw:style-name="gr12" draw:text-style-name="P1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5.588cm" svg:height="0.821cm" svg:x="20.12cm" svg:y="2.4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9.05cm" svg:y1="2.794cm" svg:x2="20.828cm" svg:y2="2.794cm">
          <text:p/>
        </draw:line>
        <draw:custom-shape draw:style-name="gr13" draw:text-style-name="P1" draw:layer="layout" svg:width="6.171cm" svg:height="1.524cm" svg:x="21.261cm" svg:y="4.318cm">
          <text:p text:style-name="P1"><text:span text:style-name="T3">Manually look for</text:span></text:p>
          <text:p text:style-name="P1"><text:span text:style-name="T3">hot towers and append</text:span></text:p>
          <text:p text:style-name="P1"><text:span text:style-name="T3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3.622cm" svg:y1="3.202cm" svg:x2="23.622cm" svg:y2="4.318cm">
          <text:p/>
        </draw:line>
        <draw:custom-shape draw:style-name="gr14" draw:text-style-name="P1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24.522cm" svg:y1="5.789cm" svg:x2="24.522cm" svg:y2="6.905cm">
          <text:p/>
        </draw:line>
        <draw:line draw:style-name="gr15" draw:text-style-name="P2" draw:layer="layout" svg:x1="22.352cm" svg:y1="7.166cm" svg:x2="14.224cm" svg:y2="7.166cm">
          <text:p/>
        </draw:line>
        <draw:line draw:style-name="gr16" draw:text-style-name="P2" draw:layer="layout" svg:x1="25.146cm" svg:y1="20.32cm" svg:x2="25.338cm" svg:y2="7.679cm">
          <text:p/>
        </draw:line>
        <draw:line draw:style-name="gr16" draw:text-style-name="P2" draw:layer="layout" svg:x1="0.762cm" svg:y1="20.32cm" svg:x2="25.146cm" svg:y2="20.32cm">
          <text:p/>
        </draw:line>
        <draw:line draw:style-name="gr16" draw:text-style-name="P2" draw:layer="layout" svg:x1="0.762cm" svg:y1="11.276cm" svg:x2="0.762cm" svg:y2="20.32cm">
          <text:p/>
        </draw:line>
        <draw:line draw:style-name="gr15" draw:text-style-name="P2" draw:layer="layout" svg:x1="0.762cm" svg:y1="11.276cm" svg:x2="1.57cm" svg:y2="11.276cm">
          <text:p/>
        </draw:lin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5-03-19T21:40:59.936489408</dc:date>
    <meta:editing-duration>PT12H21M59S</meta:editing-duration>
    <meta:editing-cycles>16</meta:editing-cycles>
    <meta:generator>LibreOffice/4.2.7.2$Linux_X86_64 LibreOffice_project/420m0$Build-2</meta:generator>
    <meta:document-statistic meta:object-count="81"/>
  </office:meta>
</office:document-meta>
</file>